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949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5.664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00">
      <style:table-cell-properties style:text-align-source="fix" style:repeat-content="false"/>
      <style:paragraph-properties fo:text-align="start"/>
    </style:style>
    <style:style style:name="ce5" style:family="table-cell" style:parent-style-name="Default" style:data-style-name="N10130">
      <style:table-cell-properties style:text-align-source="fix" style:repeat-content="false"/>
      <style:paragraph-properties fo:text-align="end"/>
      <style:text-properties style:font-name="Liberation Sans" style:font-name-asian="Tahoma" style:font-name-complex="Tahoma"/>
    </style:style>
    <style:style style:name="ce6" style:family="table-cell" style:parent-style-name="Default" style:data-style-name="N10130">
      <style:table-cell-properties style:text-align-source="fix" style:repeat-content="false"/>
      <style:paragraph-properties fo:text-align="end"/>
    </style:style>
    <style:style style:name="ce7" style:family="table-cell" style:parent-style-name="Default" style:data-style-name="N1010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end"/>
    </style:style>
    <style:style style:name="ce9" style:family="table-cell" style:parent-style-name="Default" style:data-style-name="N10100">
      <style:table-cell-properties style:text-align-source="fix" style:repeat-content="false"/>
      <style:paragraph-properties fo:text-align="end"/>
      <style:text-properties fo:language="en" fo:country="US" style:font-name-asian="WenQuanYi Zen Hei Sharp" style:font-name-complex="Lohit Devanagari"/>
    </style:style>
    <style:style style:name="ce10" style:family="table-cell" style:parent-style-name="Default" style:data-style-name="N10100">
      <style:table-cell-properties style:text-align-source="fix" style:repeat-content="false"/>
      <style:paragraph-properties fo:text-align="start"/>
      <style:text-properties fo:language="en" fo:country="US" style:font-name-asian="WenQuanYi Zen Hei Sharp" style:font-name-complex="Lohit Devanagari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font-name-asian="WenQuanYi Zen Hei Sharp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6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number-columns-repeated="16376" table:default-cell-style-name="ce2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Qty Pric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C1,C9,C14,C15,C17,C18,C19,C20,C21,C22,C25,C27,C29,C30,C31,C32,C33,C34,C35,C36,C37,C39,C40,C47,C48,C56,C57,C64,C65,C66,C67,C68,C69,C70,C71,C72,C73,C74,C75,C76,C77,C78,C79,C80,C81,C82,C83,C84,C85,C86,C87,C88,C89</text:p>
          </table:table-cell>
          <table:table-cell office:value-type="string" calcext:value-type="string">
            <text:p>CL31B106KOHNFN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s://eu.mouser.com/ProductDetail/603-CC0603MPX78BB104" xlink:type="simple">https://eu.mouser.com/ProductDetail/603-CC0603MPX78BB104</text:a></text:p>
          </table:table-cell>
          <table:table-cell table:style-name="ce5" office:value-type="currency" office:currency="USD" office:value="0.029" calcext:value-type="currency">
            <text:p>$0.029</text:p>
          </table:table-cell>
          <table:table-cell table:formula="of:=[.E2]*[.C2]" office:value-type="currency" office:currency="USD" office:value="1.537" calcext:value-type="currency">
            <text:p>$1.53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0n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,C5,C10,C11,C24</text:p>
          </table:table-cell>
          <table:table-cell office:value-type="string" calcext:value-type="string">
            <text:p>CL10A106MQ8NN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u.mouser.com/ProductDetail/187-CL10A106MQ8NNND" xlink:type="simple">https://eu.mouser.com/ProductDetail/187-CL10A106MQ8NNND</text:a></text:p>
          </table:table-cell>
          <table:table-cell table:style-name="ce5" office:value-type="currency" office:currency="USD" office:value="0.065" calcext:value-type="currency">
            <text:p>$0.065</text:p>
          </table:table-cell>
          <table:table-cell table:formula="of:=[.E3]*[.C3]" office:value-type="currency" office:currency="USD" office:value="0.325" calcext:value-type="currency">
            <text:p>$0.325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3,C4,C16,C23</text:p>
          </table:table-cell>
          <table:table-cell office:value-type="string" calcext:value-type="string">
            <text:p>CC0603MRX7R9BB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u.mouser.com/ProductDetail/603-CC603MRX7R9BB103" xlink:type="simple">https://eu.mouser.com/ProductDetail/603-CC603MRX7R9BB103</text:a></text:p>
          </table:table-cell>
          <table:table-cell table:style-name="ce5" office:value-type="currency" office:currency="USD" office:value="0.019" calcext:value-type="currency">
            <text:p>$0.019</text:p>
          </table:table-cell>
          <table:table-cell table:formula="of:=[.E4]*[.C4]" office:value-type="currency" office:currency="USD" office:value="0.076" calcext:value-type="currency">
            <text:p>$0.07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n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,C26,C28</text:p>
          </table:table-cell>
          <table:table-cell office:value-type="string" calcext:value-type="string">
            <text:p>CL10A475KQ8NNW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187-CL10A475KQ8NNWC" xlink:type="simple">https://eu.mouser.com/ProductDetail/187-CL10A475KQ8NNWC</text:a></text:p>
          </table:table-cell>
          <table:table-cell table:style-name="ce5" office:value-type="currency" office:currency="USD" office:value="0.024" calcext:value-type="currency">
            <text:p>$0.024</text:p>
          </table:table-cell>
          <table:table-cell table:formula="of:=[.E5]*[.C5]" office:value-type="currency" office:currency="USD" office:value="0.072" calcext:value-type="currency">
            <text:p>$0.07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.7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7,C8</text:p>
          </table:table-cell>
          <table:table-cell office:value-type="string" calcext:value-type="string">
            <text:p>CL21A226KQCLR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187-CL21A226KQCLRNC" xlink:type="simple">https://eu.mouser.com/ProductDetail/187-CL21A226KQCLRNC</text:a></text:p>
          </table:table-cell>
          <table:table-cell table:style-name="ce5" office:value-type="currency" office:currency="USD" office:value="0.043" calcext:value-type="currency">
            <text:p>$0.043</text:p>
          </table:table-cell>
          <table:table-cell table:formula="of:=[.E6]*[.C6]" office:value-type="currency" office:currency="USD" office:value="0.086" calcext:value-type="currency">
            <text:p>$0.086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2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2,C13,C44,C45,C54,C55,C62,C63</text:p>
          </table:table-cell>
          <table:table-cell office:value-type="string" calcext:value-type="string">
            <text:p>C0603C105K4PAC78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u.mouser.com/ProductDetail/80-C0603C105K4P7867" xlink:type="simple">https://eu.mouser.com/ProductDetail/80-C0603C105K4P7867</text:a></text:p>
          </table:table-cell>
          <table:table-cell table:style-name="ce5" office:value-type="currency" office:currency="USD" office:value="0.048" calcext:value-type="currency">
            <text:p>$0.048</text:p>
          </table:table-cell>
          <table:table-cell table:formula="of:=[.E7]*[.C7]" office:value-type="currency" office:currency="USD" office:value="0.384" calcext:value-type="currency">
            <text:p>$0.384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6V 1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38,C50</text:p>
          </table:table-cell>
          <table:table-cell office:value-type="string" calcext:value-type="string">
            <text:p>CL31A107MQHNNW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187-CL31A107MQHNNWE" xlink:type="simple">https://eu.mouser.com/ProductDetail/187-CL31A107MQHNNWE</text:a></text:p>
          </table:table-cell>
          <table:table-cell table:style-name="ce5" office:value-type="currency" office:currency="USD" office:value="0.21" calcext:value-type="currency">
            <text:p>$0.210</text:p>
          </table:table-cell>
          <table:table-cell table:formula="of:=[.E8]*[.C8]" office:value-type="currency" office:currency="USD" office:value="0.42" calcext:value-type="currency">
            <text:p>$0.420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1,C53</text:p>
          </table:table-cell>
          <table:table-cell office:value-type="string" calcext:value-type="string">
            <text:p>GRT1885C1H152JA0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81-GRT1885C1H152JA2D" xlink:type="simple">https://eu.mouser.com/ProductDetail/81-GRT1885C1H152JA2D</text:a></text:p>
          </table:table-cell>
          <table:table-cell table:style-name="ce5" office:value-type="currency" office:currency="USD" office:value="0.034" calcext:value-type="currency">
            <text:p>$0.034</text:p>
          </table:table-cell>
          <table:table-cell table:formula="of:=[.E9]*[.C9]" office:value-type="currency" office:currency="USD" office:value="0.068" calcext:value-type="currency">
            <text:p>$0.06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5n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2,C43,C51,C52,C59,C60</text:p>
          </table:table-cell>
          <table:table-cell office:value-type="string" calcext:value-type="string">
            <text:p>CL31B106KOHNF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<text:a xlink:href="https://eu.mouser.com/ProductDetail/667-EEE-FK1E331P" xlink:type="simple">https://eu.mouser.com/ProductDetail/667-EEE-FK1E331P</text:a></text:span></text:p>
          </table:table-cell>
          <table:table-cell table:style-name="ce5" office:value-type="currency" office:currency="USD" office:value="0.068" calcext:value-type="currency">
            <text:p>$0.068</text:p>
          </table:table-cell>
          <table:table-cell table:formula="of:=[.E10]*[.C10]" office:value-type="currency" office:currency="USD" office:value="0.408" calcext:value-type="currency">
            <text:p>$0.408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6V 1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6,C58</text:p>
          </table:table-cell>
          <table:table-cell office:value-type="string" calcext:value-type="string">
            <text:p>EEE-FK1E331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67-EEE-FK1E331P" xlink:type="simple">https://eu.mouser.com/ProductDetail/667-EEE-FK1E331P</text:a></text:p>
          </table:table-cell>
          <table:table-cell table:style-name="ce5" office:value-type="currency" office:currency="USD" office:value="0.401" calcext:value-type="currency">
            <text:p>$0.401</text:p>
          </table:table-cell>
          <table:table-cell table:formula="of:=[.E11]*[.C11]" office:value-type="currency" office:currency="USD" office:value="0.802" calcext:value-type="currency">
            <text:p>$0.802</text:p>
          </table:table-cell>
          <table:table-cell office:value-type="string" calcext:value-type="string">
            <text:p>8mm x 10.2mm</text:p>
          </table:table-cell>
          <table:table-cell office:value-type="string" calcext:value-type="string">
            <text:p>25V 33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9,C61</text:p>
          </table:table-cell>
          <table:table-cell office:value-type="string" calcext:value-type="string">
            <text:p>EEE-FK1E101X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67-EEE-FK1E101XP" xlink:type="simple">https://eu.mouser.com/ProductDetail/667-EEE-FK1E101XP</text:a></text:p>
          </table:table-cell>
          <table:table-cell table:style-name="ce5" office:value-type="currency" office:currency="USD" office:value="0.307" calcext:value-type="currency">
            <text:p>$0.307</text:p>
          </table:table-cell>
          <table:table-cell table:formula="of:=[.E12]*[.C12]" office:value-type="currency" office:currency="USD" office:value="0.614" calcext:value-type="currency">
            <text:p>$0.614</text:p>
          </table:table-cell>
          <table:table-cell office:value-type="string" calcext:value-type="string">
            <text:p>6.3mm x 7.7mm</text:p>
          </table:table-cell>
          <table:table-cell office:value-type="string" calcext:value-type="string">
            <text:p>25V 10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DBU0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750-CDBU0520" xlink:type="simple">https://eu.mouser.com/ProductDetail/750-CDBU0520</text:a></text:p>
          </table:table-cell>
          <table:table-cell office:value-type="currency" office:currency="USD" office:value="0.23" calcext:value-type="currency">
            <text:p>$0.230</text:p>
          </table:table-cell>
          <table:table-cell table:formula="of:=[.E13]*[.C13]" office:value-type="currency" office:currency="USD" office:value="0.23" calcext:value-type="currency">
            <text:p>$0.23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DBU05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2,D3</text:p>
          </table:table-cell>
          <table:table-cell office:value-type="string" calcext:value-type="string">
            <text:p>150080GS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710-150080GS75000" xlink:type="simple">https://eu.mouser.com/ProductDetail/710-150080GS75000</text:a></text:p>
          </table:table-cell>
          <table:table-cell office:value-type="currency" office:currency="USD" office:value="0.186" calcext:value-type="currency">
            <text:p>$0.186</text:p>
          </table:table-cell>
          <table:table-cell table:formula="of:=[.E14]*[.C14]" office:value-type="currency" office:currency="USD" office:value="0.372" calcext:value-type="currency">
            <text:p>$0.37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,D5,D6,D7,D9,D10,D11,D12,D13,D14,D16,D17</text:p>
          </table:table-cell>
          <table:table-cell office:value-type="string" calcext:value-type="string">
            <text:p>SM4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u.mouser.com/ProductDetail/637-SM4002" xlink:type="simple">https://eu.mouser.com/ProductDetail/637-SM4002</text:a></text:p>
          </table:table-cell>
          <table:table-cell office:value-type="currency" office:currency="USD" office:value="0.094" calcext:value-type="currency">
            <text:p>$0.094</text:p>
          </table:table-cell>
          <table:table-cell table:formula="of:=[.E15]*[.C15]" office:value-type="currency" office:currency="USD" office:value="1.128" calcext:value-type="currency">
            <text:p>$1.128</text:p>
          </table:table-cell>
          <table:table-cell office:value-type="string" calcext:value-type="string">
            <text:p>MELF</text:p>
          </table:table-cell>
          <table:table-cell office:value-type="string" calcext:value-type="string">
            <text:p>1N40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8,D15</text:p>
          </table:table-cell>
          <table:table-cell office:value-type="string" calcext:value-type="string">
            <text:p>1N5819HW-7-F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<text:a xlink:href="https://eu.mouser.com/ProductDetail/621-1N5819HW-F" xlink:type="simple">https://eu.mouser.com/ProductDetail/621-1N5819HW-F</text:a></text:p>
          </table:table-cell>
          <table:table-cell office:value-type="currency" office:currency="USD" office:value="0.169" calcext:value-type="currency">
            <text:p>$0.169</text:p>
          </table:table-cell>
          <table:table-cell table:formula="of:=[.E16]*[.C16]" office:value-type="currency" office:currency="USD" office:value="0.338" calcext:value-type="currency">
            <text:p>$0.338</text:p>
          </table:table-cell>
          <table:table-cell office:value-type="string" calcext:value-type="string">
            <text:p>SOD-123-2</text:p>
          </table:table-cell>
          <table:table-cell office:value-type="string" calcext:value-type="string">
            <text:p>1N58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150080RS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710-150080RS75000" xlink:type="simple">https://eu.mouser.com/ProductDetail/710-150080RS75000</text:a></text:p>
          </table:table-cell>
          <table:table-cell office:value-type="currency" office:currency="USD" office:value="0.186" calcext:value-type="currency">
            <text:p>$0.186</text:p>
          </table:table-cell>
          <table:table-cell table:formula="of:=[.E17]*[.C17]" office:value-type="currency" office:currency="USD" office:value="0.186" calcext:value-type="currency">
            <text:p>$0.186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538-105017-0001" xlink:type="simple">https://eu.mouser.com/ProductDetail/538-105017-0001</text:a></text:p>
          </table:table-cell>
          <table:table-cell office:value-type="currency" office:currency="USD" office:value="1" calcext:value-type="currency">
            <text:p>$1.000</text:p>
          </table:table-cell>
          <table:table-cell table:formula="of:=[.E18]*[.C18]" office:value-type="currency" office:currency="USD" office:value="1" calcext:value-type="currency">
            <text:p>$1.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1,L3</text:p>
          </table:table-cell>
          <table:table-cell office:value-type="string" calcext:value-type="string">
            <text:p>ASPI-0704S-181M-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815-ASPI-0704S-181M" xlink:type="simple">https://eu.mouser.com/ProductDetail/815-ASPI-0704S-181M</text:a></text:p>
          </table:table-cell>
          <table:table-cell office:value-type="currency" office:currency="USD" office:value="0.467" calcext:value-type="currency">
            <text:p>$0.467</text:p>
          </table:table-cell>
          <table:table-cell table:formula="of:=[.E19]*[.C19]" office:value-type="currency" office:currency="USD" office:value="0.934" calcext:value-type="currency">
            <text:p>$0.934</text:p>
          </table:table-cell>
          <table:table-cell office:value-type="string" calcext:value-type="string">
            <text:p>7.3mm x 7.3mm</text:p>
          </table:table-cell>
          <table:table-cell office:value-type="string" calcext:value-type="string">
            <text:p>180µ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2,L4</text:p>
          </table:table-cell>
          <table:table-cell office:value-type="string" calcext:value-type="string">
            <text:p>LBR2012T1R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963-LBR2012T1R0M" xlink:type="simple">https://eu.mouser.com/ProductDetail/963-LBR2012T1R0M</text:a></text:p>
          </table:table-cell>
          <table:table-cell office:value-type="currency" office:currency="USD" office:value="0.074" calcext:value-type="currency">
            <text:p>$0.074</text:p>
          </table:table-cell>
          <table:table-cell table:formula="of:=[.E20]*[.C20]" office:value-type="currency" office:currency="USD" office:value="0.148" calcext:value-type="currency">
            <text:p>$0.148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µ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1,Q2,Q3,Q14,Q15,Q16,Q17,Q18</text:p>
          </table:table-cell>
          <table:table-cell office:value-type="string" calcext:value-type="string">
            <text:p>BC850CLT1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u.mouser.com/ProductDetail/863-BC850CLT1G" xlink:type="simple">https://eu.mouser.com/ProductDetail/863-BC850CLT1G</text:a></text:p>
          </table:table-cell>
          <table:table-cell office:value-type="currency" office:currency="USD" office:value="0.026" calcext:value-type="currency">
            <text:p>$0.026</text:p>
          </table:table-cell>
          <table:table-cell table:formula="of:=[.E21]*[.C21]" office:value-type="currency" office:currency="USD" office:value="0.208" calcext:value-type="currency">
            <text:p>$0.208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BC85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4,Q5,Q6,Q7,Q8,Q9,Q10,Q11,Q12,Q13</text:p>
          </table:table-cell>
          <table:table-cell office:value-type="string" calcext:value-type="string">
            <text:p>IRLML9301TRPB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u.mouser.com/ProductDetail/942-IRLML9301TRPBF" xlink:type="simple">https://eu.mouser.com/ProductDetail/942-IRLML9301TRPBF</text:a></text:p>
          </table:table-cell>
          <table:table-cell office:value-type="currency" office:currency="USD" office:value="0.258" calcext:value-type="currency">
            <text:p>$0.258</text:p>
          </table:table-cell>
          <table:table-cell table:formula="of:=[.E22]*[.C22]" office:value-type="currency" office:currency="USD" office:value="2.58" calcext:value-type="currency">
            <text:p>$2.580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IRLML93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,R2,R4,R6,R12,R15,R16,R19,R47,R48,R49,R80,R81,R82,R83,R84,R86,R88</text:p>
          </table:table-cell>
          <table:table-cell office:value-type="string" calcext:value-type="string">
            <text:p>RC0603FR-1310K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eu.mouser.com/ProductDetail/603-RC0603FR-1310KL" xlink:type="simple">https://eu.mouser.com/ProductDetail/603-RC0603FR-1310K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23]*[.C23]" office:value-type="currency" office:currency="USD" office:value="0.108" calcext:value-type="currency">
            <text:p>$0.10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2">10k</text:span><text:span text:style-name="T3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,R5,R14</text:p>
          </table:table-cell>
          <table:table-cell office:value-type="string" calcext:value-type="string">
            <text:p>RC0603JR-131M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603-RC0603JR-131ML" xlink:type="simple">https://eu.mouser.com/ProductDetail/603-RC0603JR-131M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24]*[.C24]" office:value-type="currency" office:currency="USD" office:value="0.018" calcext:value-type="currency">
            <text:p>$0.01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2">1M</text:span><text:span text:style-name="T3">Ω</text:span></text:p>
          </table:table-cell>
          <table:table-cell/>
          <table:table-cell table:style-name="ce10"/>
          <table:table-cell table:number-columns-repeated="16374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C0603FR-07357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357KL" xlink:type="simple">https://eu.mouser.com/ProductDetail/603-RC0603FR-07357K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25]*[.C25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2">1% 357k</text:span><text:span text:style-name="T3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C0603FR-07210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210KL" xlink:type="simple">https://eu.mouser.com/ProductDetail/603-RC0603FR-07210K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26]*[.C26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2">1% 210k</text:span><text:span text:style-name="T3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1,R13,R17,R20,R22,R53,R54,R55,R74,R75,R76,R93</text:p>
          </table:table-cell>
          <table:table-cell office:value-type="string" calcext:value-type="string">
            <text:p>RC0603FR-072K05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u.mouser.com/ProductDetail/603-RC0603FR-072K05L" xlink:type="simple">https://eu.mouser.com/ProductDetail/603-RC0603FR-072K05L</text:a></text:p>
          </table:table-cell>
          <table:table-cell office:value-type="currency" office:currency="USD" office:value="0.005" calcext:value-type="currency">
            <text:p>$0.005</text:p>
          </table:table-cell>
          <table:table-cell table:formula="of:=[.E27]*[.C27]" office:value-type="currency" office:currency="USD" office:value="0.06" calcext:value-type="currency">
            <text:p>$0.060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2.05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C0603FR-1012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1012KL" xlink:type="simple">https://eu.mouser.com/ProductDetail/603-RC0603FR-1012K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28]*[.C28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12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1,R35</text:p>
          </table:table-cell>
          <table:table-cell office:value-type="string" calcext:value-type="string">
            <text:p>ERJ-1TRQFR22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67-ERJ-1TRQFR22U" xlink:type="simple">https://eu.mouser.com/ProductDetail/667-ERJ-1TRQFR22U</text:a></text:p>
          </table:table-cell>
          <table:table-cell office:value-type="currency" office:currency="USD" office:value="0.292" calcext:value-type="currency">
            <text:p>$0.292</text:p>
          </table:table-cell>
          <table:table-cell table:formula="of:=[.E29]*[.C29]" office:value-type="currency" office:currency="USD" office:value="0.584" calcext:value-type="currency">
            <text:p>$0.584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<text:span text:style-name="T2">1W 0.22</text:span><text:span text:style-name="T3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3,R32</text:p>
          </table:table-cell>
          <table:table-cell office:value-type="string" calcext:value-type="string">
            <text:p>RC0603FR-07665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FR-07665RL" xlink:type="simple">https://eu.mouser.com/ProductDetail/603-RC0603FR-07665R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30]*[.C30]" office:value-type="currency" office:currency="USD" office:value="0.014" calcext:value-type="currency">
            <text:p>$0.014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665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4,R25,R33,R34,R43,R44</text:p>
          </table:table-cell>
          <table:table-cell office:value-type="string" calcext:value-type="string">
            <text:p>RC0603FR-10240R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u.mouser.com/ProductDetail/603-RC0603FR-10240RL" xlink:type="simple">https://eu.mouser.com/ProductDetail/603-RC0603FR-10240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31]*[.C31]" office:value-type="currency" office:currency="USD" office:value="0.036" calcext:value-type="currency">
            <text:p>$0.036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24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RC0603FR-104K3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104K3L" xlink:type="simple">https://eu.mouser.com/ProductDetail/603-RC0603FR-104K3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32]*[.C32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4.3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7,R39</text:p>
          </table:table-cell>
          <table:table-cell office:value-type="string" calcext:value-type="string">
            <text:p>RC0603FR-07180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FR-07180RL" xlink:type="simple">https://eu.mouser.com/ProductDetail/603-RC0603FR-07180R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33]*[.C33]" office:value-type="currency" office:currency="USD" office:value="0.014" calcext:value-type="currency">
            <text:p>$0.014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18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8,R40</text:p>
          </table:table-cell>
          <table:table-cell office:value-type="string" calcext:value-type="string">
            <text:p>RC0603FR-1047K5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FR-1047K5L" xlink:type="simple">https://eu.mouser.com/ProductDetail/603-RC0603FR-1047K5L</text:a></text:p>
          </table:table-cell>
          <table:table-cell office:value-type="currency" office:currency="USD" office:value="0.005" calcext:value-type="currency">
            <text:p>$0.005</text:p>
          </table:table-cell>
          <table:table-cell table:formula="of:=[.E34]*[.C34]" office:value-type="currency" office:currency="USD" office:value="0.01" calcext:value-type="currency">
            <text:p>$0.010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47.5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RC0603FR-07750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750RL" xlink:type="simple">https://eu.mouser.com/ProductDetail/603-RC0603FR-07750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35]*[.C35]" office:value-type="currency" office:currency="USD" office:value="0.006" calcext:value-type="currency">
            <text:p>$0.006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75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RC0603FR-078K2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8K2L" xlink:type="simple">https://eu.mouser.com/ProductDetail/603-RC0603FR-078K2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36]*[.C36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8.2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41,R50,R51,R52,R77,R78,R79,R89,R90</text:p>
          </table:table-cell>
          <table:table-cell office:value-type="string" calcext:value-type="string">
            <text:p>RC0603FR-07422R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u.mouser.com/ProductDetail/603-RC0603FR-07422RL" xlink:type="simple">https://eu.mouser.com/ProductDetail/603-RC0603FR-07422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37]*[.C37]" office:value-type="currency" office:currency="USD" office:value="0.054" calcext:value-type="currency">
            <text:p>$0.054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422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RC0603FR-07340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340RL" xlink:type="simple">https://eu.mouser.com/ProductDetail/603-RC0603FR-07340R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38]*[.C38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34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58,R59,R60,R63,R65,R69,R70,R71,R91,R92</text:p>
          </table:table-cell>
          <table:table-cell office:value-type="string" calcext:value-type="string">
            <text:p>RC0603FR-100R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u.mouser.com/ProductDetail/603-RC0603FR-100RL" xlink:type="simple">https://eu.mouser.com/ProductDetail/603-RC0603FR-100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39]*[.C39]" office:value-type="currency" office:currency="USD" office:value="0.06" calcext:value-type="currency">
            <text:p>$0.060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64,R66,R85,R87</text:p>
          </table:table-cell>
          <table:table-cell office:value-type="string" calcext:value-type="string">
            <text:p>RC0603JR-10100K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u.mouser.com/ProductDetail/603-RC0603JR-10100KL" xlink:type="simple">https://eu.mouser.com/ProductDetail/603-RC0603JR-10100K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40]*[.C40]" office:value-type="currency" office:currency="USD" office:value="0.024" calcext:value-type="currency">
            <text:p>$0.024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00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V1,RV2,RV3,RV4,RV5,RV6</text:p>
          </table:table-cell>
          <table:table-cell office:value-type="string" calcext:value-type="string">
            <text:p>PV36X101C01B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u.mouser.com/ProductDetail/81-PV36X101C01B00" xlink:type="simple">https://eu.mouser.com/ProductDetail/81-PV36X101C01B00</text:a></text:p>
          </table:table-cell>
          <table:table-cell office:value-type="currency" office:currency="USD" office:value="2.04" calcext:value-type="currency">
            <text:p>$2.040</text:p>
          </table:table-cell>
          <table:table-cell table:formula="of:=[.E41]*[.C41]" office:value-type="currency" office:currency="USD" office:value="12.24" calcext:value-type="currency">
            <text:p>$12.240</text:p>
          </table:table-cell>
          <table:table-cell/>
          <table:table-cell table:style-name="ce9" office:value-type="string" calcext:value-type="string">
            <text:p>linear 10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W25Q32JVSSIM 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454-W25Q32JVSSIMTR" xlink:type="simple">https://eu.mouser.com/ProductDetail/454-W25Q32JVSSIMTR</text:a></text:p>
          </table:table-cell>
          <table:table-cell office:value-type="currency" office:currency="USD" office:value="1.05" calcext:value-type="currency">
            <text:p>$1.050</text:p>
          </table:table-cell>
          <table:table-cell table:formula="of:=[.E42]*[.C42]" office:value-type="currency" office:currency="USD" office:value="1.05" calcext:value-type="currency">
            <text:p>$1.050</text:p>
          </table:table-cell>
          <table:table-cell office:value-type="string" calcext:value-type="string">
            <text:p>SOIC-8 208-mil</text:p>
          </table:table-cell>
          <table:table-cell office:value-type="string" calcext:value-type="string">
            <text:p>4M x 8bi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T3030EFE#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584-LT3030EFE%23PBF" xlink:type="simple">https://eu.mouser.com/ProductDetail/584-LT3030EFE%23PBF</text:a></text:p>
          </table:table-cell>
          <table:table-cell office:value-type="currency" office:currency="USD" office:value="10.96" calcext:value-type="currency">
            <text:p>$10.960</text:p>
          </table:table-cell>
          <table:table-cell table:formula="of:=[.E43]*[.C43]" office:value-type="currency" office:currency="USD" office:value="10.96" calcext:value-type="currency">
            <text:p>$10.960</text:p>
          </table:table-cell>
          <table:table-cell office:value-type="string" calcext:value-type="string">
            <text:p>ETSSOP-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CE40HX1K-VQ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842-ICE40HX1K-VQ100" xlink:type="simple">https://eu.mouser.com/ProductDetail/842-ICE40HX1K-VQ100</text:a></text:p>
          </table:table-cell>
          <table:table-cell office:value-type="currency" office:currency="USD" office:value="7.32" calcext:value-type="currency">
            <text:p>$7.320</text:p>
          </table:table-cell>
          <table:table-cell table:formula="of:=[.E44]*[.C44]" office:value-type="currency" office:currency="USD" office:value="7.32" calcext:value-type="currency">
            <text:p>$7.320</text:p>
          </table:table-cell>
          <table:table-cell office:value-type="string" calcext:value-type="string">
            <text:p>VQFP-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93LC56BT-I/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579-93LC56BT-I-SN" xlink:type="simple">https://eu.mouser.com/ProductDetail/579-93LC56BT-I-SN</text:a></text:p>
          </table:table-cell>
          <table:table-cell office:value-type="currency" office:currency="USD" office:value="0.328" calcext:value-type="currency">
            <text:p>$0.328</text:p>
          </table:table-cell>
          <table:table-cell table:formula="of:=[.E45]*[.C45]" office:value-type="currency" office:currency="USD" office:value="0.328" calcext:value-type="currency">
            <text:p>$0.328</text:p>
          </table:table-cell>
          <table:table-cell office:value-type="string" calcext:value-type="string">
            <text:p>SOIC-8 150-mil</text:p>
          </table:table-cell>
          <table:table-cell office:value-type="string" calcext:value-type="string">
            <text:p>128 x 16bi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FT2232HL-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895-FT2232HL" xlink:type="simple">https://eu.mouser.com/ProductDetail/895-FT2232HL</text:a></text:p>
          </table:table-cell>
          <table:table-cell office:value-type="currency" office:currency="USD" office:value="5.28" calcext:value-type="currency">
            <text:p>$5.280</text:p>
          </table:table-cell>
          <table:table-cell table:formula="of:=[.E46]*[.C46]" office:value-type="currency" office:currency="USD" office:value="5.28" calcext:value-type="currency">
            <text:p>$5.280</text:p>
          </table:table-cell>
          <table:table-cell office:value-type="string" calcext:value-type="string">
            <text:p>LQFP-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6,U7,U9,U10,U12,U13</text:p>
          </table:table-cell>
          <table:table-cell office:value-type="string" calcext:value-type="string">
            <text:p>LM317DCYRG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u.mouser.com/ProductDetail/595-LM317DCYRG3" xlink:type="simple">https://eu.mouser.com/ProductDetail/595-LM317DCYRG3</text:a></text:p>
          </table:table-cell>
          <table:table-cell office:value-type="currency" office:currency="USD" office:value="0.441" calcext:value-type="currency">
            <text:p>$0.441</text:p>
          </table:table-cell>
          <table:table-cell table:formula="of:=[.E47]*[.C47]" office:value-type="currency" office:currency="USD" office:value="2.646" calcext:value-type="currency">
            <text:p>$2.646</text:p>
          </table:table-cell>
          <table:table-cell office:value-type="string" calcext:value-type="string">
            <text:p>SOT-223-4</text:p>
          </table:table-cell>
          <table:table-cell office:value-type="string" calcext:value-type="string">
            <text:p>LM3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8,U11</text:p>
          </table:table-cell>
          <table:table-cell office:value-type="string" calcext:value-type="string">
            <text:p>MC33063AD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595-MC33063ADR" xlink:type="simple">https://eu.mouser.com/ProductDetail/595-MC33063ADR</text:a></text:p>
          </table:table-cell>
          <table:table-cell office:value-type="currency" office:currency="USD" office:value="0.397" calcext:value-type="currency">
            <text:p>$0.397</text:p>
          </table:table-cell>
          <table:table-cell table:formula="of:=[.E48]*[.C48]" office:value-type="currency" office:currency="USD" office:value="0.794" calcext:value-type="currency">
            <text:p>$0.794</text:p>
          </table:table-cell>
          <table:table-cell office:value-type="string" calcext:value-type="string">
            <text:p>SOIC-8 150-mil</text:p>
          </table:table-cell>
          <table:table-cell office:value-type="string" calcext:value-type="string">
            <text:p>MC3306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14,U15,U16</text:p>
          </table:table-cell>
          <table:table-cell office:value-type="string" calcext:value-type="string">
            <text:p>74LVC8T245PW,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771-74LVC8T245PW118" xlink:type="simple">https://eu.mouser.com/ProductDetail/771-74LVC8T245PW118</text:a></text:p>
          </table:table-cell>
          <table:table-cell office:value-type="currency" office:currency="USD" office:value="1.07" calcext:value-type="currency">
            <text:p>$1.070</text:p>
          </table:table-cell>
          <table:table-cell table:formula="of:=[.E49]*[.C49]" office:value-type="currency" office:currency="USD" office:value="3.21" calcext:value-type="currency">
            <text:p>$3.210</text:p>
          </table:table-cell>
          <table:table-cell office:value-type="string" calcext:value-type="string">
            <text:p>TSSOP-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ASTX-H11-12.000MHZ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815-ASTXH1112T" xlink:type="simple">https://eu.mouser.com/ProductDetail/815-ASTXH1112T</text:a></text:p>
          </table:table-cell>
          <table:table-cell office:value-type="currency" office:currency="USD" office:value="4.56" calcext:value-type="currency">
            <text:p>$4.560</text:p>
          </table:table-cell>
          <table:table-cell table:formula="of:=[.E50]*[.C50]" office:value-type="currency" office:currency="USD" office:value="4.56" calcext:value-type="currency">
            <text:p>$4.560</text:p>
          </table:table-cell>
          <table:table-cell office:value-type="string" calcext:value-type="string">
            <text:p>3.2mm x 2.5mm</text:p>
          </table:table-cell>
          <table:table-cell office:value-type="string" calcext:value-type="string">
            <text:p>12MHz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formula="of:=SUM([.C2:.C50])" office:value-type="float" office:value="230" calcext:value-type="float">
            <text:p>230</text:p>
          </table:table-cell>
          <table:table-cell table:number-columns-repeated="2"/>
          <table:table-cell table:formula="of:=SUM([.F2:.F50])" office:value-type="currency" office:currency="USD" office:value="61.334" calcext:value-type="currency">
            <text:p>$61.334</text:p>
          </table:table-cell>
          <table:table-cell table:number-columns-repeated="16378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.00.0000</text:date>, <text:time style:data-style-name="N2" text:time-value="07:58:34.6445031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1:05:01.237720292</meta:creation-date>
    <dc:date>2024-11-23T08:28:53.222559064</dc:date>
    <meta:editing-duration>PT18H22M8S</meta:editing-duration>
    <meta:editing-cycles>113</meta:editing-cycles>
    <meta:generator>LibreOffice/24.2.7.2$Linux_X86_64 LibreOffice_project/420$Build-2</meta:generator>
    <meta:document-statistic meta:table-count="1" meta:cell-count="395" meta:object-count="0"/>
  </office:meta>
</office:document-meta>
</file>